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Bookerly" fo:font-size="7pt" fo:font-weight="normal" officeooo:rsid="0129faff" officeooo:paragraph-rsid="0129faff" style:font-size-asian="7pt" style:font-weight-asian="normal" style:font-size-complex="7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8d9c3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20de17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fe4ed0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2d9e2e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2e148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f70aac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f78a4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420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14410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33d9c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9d46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1ff8c31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ecbd0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1ca2c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242b7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1e4c47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22a9a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ceba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bc8e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0bd86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55ac52" officeooo:paragraph-rsid="024647d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f70aac" officeooo:paragraph-rsid="01f70aa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ffad88" officeooo:paragraph-rsid="018d9c3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c37d94" officeooo:paragraph-rsid="01c37d9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d47bc8" officeooo:paragraph-rsid="01d47bc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c1c230" officeooo:paragraph-rsid="01c1c230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c1c230" officeooo:paragraph-rsid="01cc64c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c4c403" officeooo:paragraph-rsid="01c4c403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c5fa4c" officeooo:paragraph-rsid="01c5fa4c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d8ccff" officeooo:paragraph-rsid="01d8ccf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Lato" fo:font-size="10pt" fo:font-weight="normal" officeooo:rsid="01db7c27" officeooo:paragraph-rsid="01db7c27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font-name="Lato" fo:font-size="10pt" fo:font-weight="bold" officeooo:rsid="01c1c230" officeooo:paragraph-rsid="01c1c230" style:font-size-asian="10pt" style:font-weight-asian="bold" style:font-size-complex="10pt" style:font-weight-complex="bold"/>
    </style:style>
    <style:style style:name="P34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ato" fo:font-size="10pt" fo:font-weight="bold" officeooo:rsid="018d9c3a" officeooo:paragraph-rsid="018d9c3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ato" fo:font-size="10pt" fo:font-weight="bold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ato" fo:font-size="10pt" officeooo:paragraph-rsid="01c28d81" style:font-size-asian="10pt" style:font-size-complex="10pt"/>
    </style:style>
    <style:style style:name="T1" style:family="text">
      <style:text-properties officeooo:rsid="01c06890"/>
    </style:style>
    <style:style style:name="T2" style:family="text">
      <style:text-properties officeooo:rsid="0188a35b"/>
    </style:style>
    <style:style style:name="T3" style:family="text">
      <style:text-properties officeooo:rsid="0187f72c"/>
    </style:style>
    <style:style style:name="T4" style:family="text">
      <style:text-properties style:text-position="0% 100%" style:font-name="Bookerly" fo:font-size="9pt" fo:font-weight="bold" officeooo:rsid="01c1c230" style:font-size-asian="9pt" style:font-weight-asian="bold" style:font-size-complex="9pt" style:font-weight-complex="bold"/>
    </style:style>
    <style:style style:name="T5" style:family="text">
      <style:text-properties style:text-position="0% 100%" fo:font-size="9pt" fo:font-weight="bold" officeooo:rsid="01c1c230" style:font-size-asian="9pt" style:font-weight-asian="bold" style:font-size-complex="9pt" style:font-weight-complex="bold"/>
    </style:style>
    <style:style style:name="T6" style:family="text">
      <style:text-properties style:text-position="0% 100%" fo:font-weight="bold" officeooo:rsid="01c1c230" style:font-weight-asian="bold" style:font-weight-complex="bold"/>
    </style:style>
    <style:style style:name="T7" style:family="text">
      <style:text-properties officeooo:rsid="01c3917c"/>
    </style:style>
    <style:style style:name="T8" style:family="text">
      <style:text-properties officeooo:rsid="01c766ee"/>
    </style:style>
    <style:style style:name="T9" style:family="text">
      <style:text-properties officeooo:rsid="01cd45aa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1fa1304"/>
    </style:style>
    <style:style style:name="T12" style:family="text">
      <style:text-properties style:text-position="sub 58%" officeooo:rsid="022ca564"/>
    </style:style>
    <style:style style:name="T13" style:family="text">
      <style:text-properties style:text-position="sub 58%" officeooo:rsid="01f26481"/>
    </style:style>
    <style:style style:name="T14" style:family="text">
      <style:text-properties style:text-position="sub 58%" officeooo:rsid="0220de17"/>
    </style:style>
    <style:style style:name="T15" style:family="text">
      <style:text-properties style:text-position="sub 58%" officeooo:rsid="01f0897c"/>
    </style:style>
    <style:style style:name="T16" style:family="text">
      <style:text-properties style:text-position="sub 58%" officeooo:rsid="01fbf9ea"/>
    </style:style>
    <style:style style:name="T17" style:family="text">
      <style:text-properties style:text-position="sub 58%" officeooo:rsid="01fe352f"/>
    </style:style>
    <style:style style:name="T18" style:family="text">
      <style:text-properties style:text-position="sub 58%" officeooo:rsid="0217c43a"/>
    </style:style>
    <style:style style:name="T19" style:family="text">
      <style:text-properties style:text-position="sub 58%" officeooo:rsid="0210c59a"/>
    </style:style>
    <style:style style:name="T20" style:family="text">
      <style:text-properties style:text-position="sub 58%" officeooo:rsid="021ca2cf"/>
    </style:style>
    <style:style style:name="T21" style:family="text">
      <style:text-properties style:text-position="sub 58%" officeooo:rsid="021e4c47"/>
    </style:style>
    <style:style style:name="T22" style:family="text">
      <style:text-properties style:text-position="sub 58%" officeooo:rsid="020ecbd0"/>
    </style:style>
    <style:style style:name="T23" style:family="text">
      <style:text-properties style:text-position="sub 58%" officeooo:rsid="024647dc"/>
    </style:style>
    <style:style style:name="T24" style:family="text">
      <style:text-properties officeooo:rsid="01d095dd"/>
    </style:style>
    <style:style style:name="T25" style:family="text">
      <style:text-properties officeooo:rsid="01d5bbe2"/>
    </style:style>
    <style:style style:name="T26" style:family="text">
      <style:text-properties officeooo:rsid="01db7c27"/>
    </style:style>
    <style:style style:name="T27" style:family="text">
      <style:text-properties officeooo:rsid="01dc77d8"/>
    </style:style>
    <style:style style:name="T28" style:family="text">
      <style:text-properties officeooo:rsid="01f0897c"/>
    </style:style>
    <style:style style:name="T29" style:family="text">
      <style:text-properties officeooo:rsid="01f2648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1c1c230" style:font-weight-asian="bold" style:font-weight-complex="bold"/>
    </style:style>
    <style:style style:name="T32" style:family="text">
      <style:text-properties officeooo:rsid="01fa1304"/>
    </style:style>
    <style:style style:name="T33" style:family="text">
      <style:text-properties officeooo:rsid="01fbf9ea"/>
    </style:style>
    <style:style style:name="T34" style:family="text">
      <style:text-properties officeooo:rsid="0204997f"/>
    </style:style>
    <style:style style:name="T35" style:family="text">
      <style:text-properties officeooo:rsid="01fe352f"/>
    </style:style>
    <style:style style:name="T36" style:family="text">
      <style:text-properties officeooo:rsid="01ffad88"/>
    </style:style>
    <style:style style:name="T37" style:family="text">
      <style:text-properties officeooo:rsid="020bd86d"/>
    </style:style>
    <style:style style:name="T38" style:family="text">
      <style:text-properties officeooo:rsid="020ecbd0"/>
    </style:style>
    <style:style style:name="T39" style:family="text">
      <style:text-properties officeooo:rsid="0210c59a"/>
    </style:style>
    <style:style style:name="T40" style:family="text">
      <style:text-properties officeooo:rsid="0217c43a"/>
    </style:style>
    <style:style style:name="T41" style:family="text">
      <style:text-properties officeooo:rsid="021ca2cf"/>
    </style:style>
    <style:style style:name="T42" style:family="text">
      <style:text-properties officeooo:rsid="021e4c47"/>
    </style:style>
    <style:style style:name="T43" style:family="text">
      <style:text-properties officeooo:rsid="0220de17"/>
    </style:style>
    <style:style style:name="T44" style:family="text">
      <style:text-properties officeooo:rsid="022ab85f"/>
    </style:style>
    <style:style style:name="T45" style:family="text">
      <style:text-properties officeooo:rsid="022ca564"/>
    </style:style>
    <style:style style:name="T46" style:family="text">
      <style:text-properties officeooo:rsid="024647dc"/>
    </style:style>
    <style:style style:name="T47" style:family="text">
      <style:text-properties officeooo:rsid="024f68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1)</text:p>
      <text:p text:style-name="P35">a)</text:p>
      <text:p text:style-name="P2">WITH</text:p>
      <text:p text:style-name="P3">tmp AS (SELECT a , b , c FROM R)<text:tab/><text:tab/><text:tab/><text:tab/> ρ <text:span text:style-name="T43">tmp ( </text:span>π <text:span text:style-name="T28">a, b, c ( R ) )</text:span></text:p>
      <text:p text:style-name="P4">SELECT t 1 . a , t 1 . b , t 1 . c , t 2 . a ,t 2 . b ,t 2 . c<text:tab/><text:tab/>π <text:span text:style-name="T45">t1.a, t1.b, t1.c, t2.a, t2.b, t2.c</text:span></text:p>
      <text:p text:style-name="P5">FROM tmp AS t1 , tmp AS t 2<text:tab/><text:tab/><text:tab/><text:tab/>ρ <text:s/><text:span text:style-name="T44">t1 ⨯ </text:span>ρ <text:span text:style-name="T44">t2</text:span></text:p>
      <text:p text:style-name="P4">WHERE true<text:tab/><text:tab/><text:tab/><text:tab/><text:tab/><text:tab/>σ <text:span text:style-name="T29">true </text:span></text:p>
      <text:p text:style-name="P2">ORDER BY t 1 . a , t 2 . b ASC</text:p>
      <text:p text:style-name="P2"/>
      <text:p text:style-name="P6">π<text:span text:style-name="T10"> </text:span><text:span text:style-name="T12">t1.a, t1.b, t1.c, t2.a, t2.b, t2.c </text:span><text:span text:style-name="T45">( </text:span>ρ <text:span text:style-name="T13">t1</text:span><text:span text:style-name="T29"> ( </text:span>π <text:span text:style-name="T15">a, b, c </text:span><text:span text:style-name="T28">( R ) ) ) ⨯ </text:span>ρ <text:span text:style-name="T13">t2</text:span><text:span text:style-name="T29"> ( </text:span>π <text:span text:style-name="T15">a, b, c </text:span><text:span text:style-name="T28">( R ) ) ) </text:span></text:p>
      <text:p text:style-name="P2"/>
      <text:p text:style-name="P23">order by kann nicht übersetzt werden, da Relationen Mengen sind.</text:p>
      <text:p text:style-name="P7"/>
      <text:p text:style-name="P8"><text:span text:style-name="T30">b)</text:span> </text:p>
      <text:p text:style-name="P9">SELECT L . a , L . b , R. a<text:tab/><text:tab/><text:tab/><text:tab/><text:tab/>π <text:span text:style-name="T32">L.a, L.b, R.a ( <text:s/>)</text:span></text:p>
      <text:p text:style-name="P10">FROM L INNER JOIN R ON L . a = R. b<text:tab/><text:tab/><text:tab/><text:span text:style-name="T35">L </text:span><text:span text:style-name="T31"><text:s/></text:span><text:span text:style-name="T35">⋈ L.a = R.b R</text:span></text:p>
      <text:p text:style-name="P10">WHERE L . c &gt; 0 AND L . c IS NOT NULL<text:tab/><text:tab/><text:tab/>σ <text:span text:style-name="T33">L.c &gt; 0 </text:span></text:p>
      <text:p text:style-name="P11">GROUP BY L . a , L . b ,R. a<text:tab/><text:tab/><text:tab/><text:tab/><text:tab/><text:span text:style-name="T36">Γ x, (L.a, L.b, R.a), count, L.c</text:span></text:p>
      <text:p text:style-name="P11">HAVING count (L . c ) &gt; 5<text:tab/><text:tab/><text:tab/><text:tab/><text:tab/><text:span text:style-name="T36">σ count(L.c) &gt; 5</text:span></text:p>
      <text:p text:style-name="P24"/>
      <text:p text:style-name="P12">π <text:span text:style-name="T11">L.a, L.b, R.a </text:span><text:span text:style-name="T32">( σ </text:span><text:span text:style-name="T11">count(L.c) &gt; 5</text:span><text:span text:style-name="T32"> ( Γ ( </text:span>σ <text:span text:style-name="T16">L.c &gt; 0 </text:span><text:span text:style-name="T33"><text:s/>( L </text:span><text:span text:style-name="T31"><text:s/></text:span><text:span text:style-name="T35">⋈ </text:span><text:span text:style-name="T17">L.a = R.b</text:span><text:span text:style-name="T35"> R ) ) , (L.a, L.b, R.a), count, L.c ) )</text:span></text:p>
      <text:p text:style-name="P13"/>
      <text:p text:style-name="P8"><text:span text:style-name="T30">c)</text:span> </text:p>
      <text:p text:style-name="P8">WITH</text:p>
      <text:p text:style-name="P14">f o o AS<text:tab/><text:tab/><text:tab/><text:tab/><text:tab/><text:tab/>ρ <text:span text:style-name="T38">foo</text:span></text:p>
      <text:p text:style-name="P15">(SELECT a , b FROM R WHERE a&gt;b<text:tab/><text:tab/>π <text:span text:style-name="T39">a, b ( </text:span>σ <text:span text:style-name="T41">a &gt; b <text:s/>( R ) )</text:span></text:p>
      <text:p text:style-name="P16">UNION ALL<text:tab/><text:tab/><text:tab/><text:tab/><text:tab/><text:span text:style-name="T41">∪</text:span></text:p>
      <text:p text:style-name="P17">SELECT a , b FROM R WHERE b&gt;a ) ,<text:tab/><text:tab/>π <text:span text:style-name="T39">a, b ( </text:span>σ <text:span text:style-name="T42">b &gt; a <text:s/>( R ) )</text:span></text:p>
      <text:p text:style-name="P14">bar AS<text:tab/><text:tab/><text:tab/><text:tab/><text:tab/><text:tab/>ρ <text:span text:style-name="T38">bar</text:span></text:p>
      <text:p text:style-name="P18">(SELECT a , b , count ( ∗ ) as c n t FROM S<text:tab/><text:tab/>ρ <text:s/><text:span text:style-name="T39">a, b, cnt ( </text:span>π <text:span text:style-name="T39">a, b, count(*) (S) ) </text:span></text:p>
      <text:p text:style-name="P14">WHERE c IS NOT NULL<text:tab/><text:tab/><text:tab/><text:tab/></text:p>
      <text:p text:style-name="P19">GROUP BY a , b )<text:tab/><text:tab/><text:tab/><text:tab/><text:tab/><text:span text:style-name="T36">Γ x, ( a, b ), count, *</text:span></text:p>
      <text:p text:style-name="P20">SELECT c n t<text:tab/><text:tab/><text:tab/><text:tab/><text:tab/>π <text:span text:style-name="T40">cnt ( )</text:span></text:p>
      <text:p text:style-name="P21">FROM bar NATURAL JOIN f o o<text:tab/><text:tab/><text:tab/><text:span text:style-name="T37">bar ⋈ foo</text:span></text:p>
      <text:p text:style-name="P2"/>
      <text:p text:style-name="P22"><text:s/>π <text:span text:style-name="T18">cnt</text:span><text:span text:style-name="T40"> ( ( </text:span>π <text:span text:style-name="T19">a, b, count(*) </text:span><text:span text:style-name="T39">( Γ (</text:span>σ <text:span text:style-name="T23">c is not null </text:span><text:span text:style-name="T46">S ), ( a, b ), count, c ) ) ) ⋈ ( </text:span>ρ <text:span text:style-name="T18">foo</text:span><text:span text:style-name="T40"> ( </text:span>π <text:span text:style-name="T19">a, b </text:span><text:span text:style-name="T39">( </text:span>σ <text:span text:style-name="T20">a &gt; b</text:span><text:span text:style-name="T41"> <text:s/>( R ) ) ∪( </text:span>π <text:span text:style-name="T19">a, b </text:span><text:span text:style-name="T39">( </text:span>σ <text:span text:style-name="T21">b &gt; a </text:span><text:span text:style-name="T42"><text:s/>( R ) ) ) )</text:span></text:p>
      <text:p text:style-name="P2"/>
      <text:p text:style-name="P33">2)</text:p>
      <text:p text:style-name="P37"><text:span text:style-name="T6">a) L </text:span>⋈<text:span text:style-name="T6"> R</text:span></text:p>
      <text:p text:style-name="P25">Ein natural join hängt davon ab, wie viele gleiche Attribute es in L und R gibt und wie viele gleiche Werte diese haben. <text:span text:style-name="T7">Im Extremfall hat das gemeinsame Attribut in L und R in allen Tupeln den gleichen Wert und dann werden alle Tupel miteinander kombiniert, was ein Maximum von n*m Zeilen und <text:s/>s+t–(Anzahl gemeinsamer Attribute) Spalten gibt. </text:span></text:p>
      <text:p text:style-name="P26">Gibt es kein gemeinsames Attribut, wird ein kartesisches Produkt zurückgegeben, mit n*m Zeilen und s+t Spalten.</text:p>
      <text:p text:style-name="P27"/>
      <text:p text:style-name="P37"><text:span text:style-name="T6">b) L </text:span>⋈<text:span text:style-name="T6"> L</text:span></text:p>
      <text:p text:style-name="P29">Wenn keine null-Werte in L sind, ergibt dies wieder L, also ein Maximum von <text:span text:style-name="T25">n Zeilen und s Spalten.</text:span></text:p>
      <text:p text:style-name="P27"/>
      <text:p text:style-name="P33">c) L ÷ R</text:p>
      <text:p text:style-name="P30">Die Division hängt auch davon ab, welche gemeinsamen Attribute die gleichen Werte haben. <text:span text:style-name="T8">Maximum ist n / m Zeilen, da ein Wert in L mit allen Kombinationen von Werten aus R vorkommen muss, und s-t Spalten.</text:span></text:p>
      <text:p text:style-name="P33"/>
      <text:p text:style-name="P33">d) π<text:span text:style-name="T10">L.A,L.B </text:span>(L × R)</text:p>
      <text:p text:style-name="P28"><text:span text:style-name="T24">Das kartesische Produkt </text:span>L × R <text:span text:style-name="T9">ergibt alle Kombinationen von L mit R, also n*m Zeilen und s+t Spalten.</text:span></text:p>
      <text:p text:style-name="P31">Die Projektion wählt dann Attribute A und B aus, was n Zeilen und 2 Spalten ergibt, <text:span text:style-name="T47">da in der Projektion nur Attribute aus L vorkommen.</text:span></text:p>
      <text:p text:style-name="P33"/>
      <text:p text:style-name="P33"><text:soft-page-break/>e) σ<text:span text:style-name="T10">L.A&gt;R.A </text:span><text:span text:style-name="T26">( </text:span>ρ<text:span text:style-name="T10">L(A)</text:span>(R) × R <text:span text:style-name="T26">)</text:span></text:p>
      <text:p text:style-name="P32">Zuerst wird R zu L umbenannt und das erste Attribut zu A, <text:span text:style-name="T27">das ergibt m Zeilen und n Spalten. Dann wird das kartesische Produkt mit R gebildet, was m*m Zeilen und 2 Spalten ergibt. Dann kommt eine Selektion aller Zeilen, wo L.A grösser ist als R.A. Da L eine Umbenennung von R ist, fallen mindestens die m Zeilen mit gleichen Werten von L und R weg. Dann fallen noch einmal die Hälfte der Zeilen weg, da nur die Hälfte von m Zeilen kleiner sein kann als die andere Hälfte. Ergibt 2 Spalten und maximal (m*m)/2 Zeilen.</text:span></text:p>
      <text:p text:style-name="P32"/>
      <text:p text:style-name="P32"/>
      <text:p text:style-name="P32"/>
      <text:p text:style-name="P32"/>
      <text:p text:style-name="P27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Bookerly" svg:font-family="Bookerly" style:font-pitch="variable"/>
    <style:font-face style:name="Lato" svg:font-family="La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2.12mm" fo:margin-bottom="2.12m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Roboto Slab" fo:font-size="12pt" fo:font-weight="bold" officeooo:rsid="0000e83e" officeooo:paragraph-rsid="00014714" style:font-size-asian="12pt" style:font-weight-asian="bold" style:font-size-complex="12pt" style:font-weight-complex="bold"/>
    </style:style>
    <style:style style:name="MT1" style:family="text">
      <style:text-properties officeooo:rsid="01c06890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en – <text:span text:style-name="MT1">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ula </meta:initial-creator>
    <meta:creation-date>2019-02-21T17:45:00.715268942</meta:creation-date>
    <meta:generator>LibreOffice/6.2.4.2$Linux_X86_64 LibreOffice_project/20$Build-2</meta:generator>
    <dc:date>2019-06-10T17:40:55.010222832</dc:date>
    <meta:editing-duration>PT14H42M56S</meta:editing-duration>
    <meta:editing-cycles>485</meta:editing-cycles>
    <meta:printed-by>merula </meta:printed-by>
    <meta:print-date>2019-04-17T12:22:47.839160236</meta:print-date>
    <dc:creator>merula </dc:creator>
    <meta:document-statistic meta:table-count="0" meta:image-count="0" meta:object-count="0" meta:page-count="2" meta:paragraph-count="44" meta:word-count="723" meta:character-count="2941" meta:non-whitespace-character-count="2183"/>
  </office:meta>
</office:document-meta>
</file>